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6.48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032cm" svg:x="7.096cm" svg:y="6.207cm">
          <text:p text:style-name="P1">Main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8.366cm" svg:x2="9.89cm" svg:y2="10.398cm">
          <text:p/>
        </draw:line>
        <draw:custom-shape draw:style-name="gr1" draw:text-style-name="P1" draw:layer="layout" svg:width="6.985cm" svg:height="2.032cm" svg:x="7.096cm" svg:y="10.525cm">
          <text:p text:style-name="P1">Ajout de donne.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2.032cm" svg:x="7.096cm" svg:y="14.081cm">
          <text:p text:style-name="P1">Ajout de donnes.h </text:p>
          <text:p text:style-name="P1">Dans donne.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001cm" svg:y1="12.43cm" svg:x2="9.001cm" svg:y2="14.0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1.2$Windows_X86_64 LibreOffice_project/5d19a1bfa650b796764388cd8b33a5af1f5baa1b</meta:generator>
    <dc:date>2018-11-16T12:49:09.777000000</dc:date>
    <meta:editing-duration>PT6M20S</meta:editing-duration>
    <meta:editing-cycles>1</meta:editing-cycles>
    <meta:document-statistic meta:object-count="5"/>
  </office:meta>
</office:document-meta>
</file>